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vertical-align="middle" draw:auto-grow-height="false" fo:min-height="0.749cm" fo:min-width="0.499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1cm" svg:height="3.81cm" svg:x="7.985cm" svg:y="8.65cm">
          <text:p text:style-name="P1">Inputs</text:p>
          <draw:enhanced-geometry svg:viewBox="0 0 21600 21600" draw:text-areas="4230 4230 21600 21600" draw:type="flowchart-internal-storage" draw:enhanced-path="M 0 0 L 21600 0 21600 21600 0 21600 Z N M 4230 0 L 4230 21600 N M 0 4230 L 21600 4230 N"/>
        </draw:custom-shape>
        <draw:custom-shape draw:style-name="gr1" draw:text-style-name="P1" draw:layer="layout" svg:width="3.81cm" svg:height="3.175cm" svg:x="7.985cm" svg:y="12.43cm">
          <text:p text:style-name="P1">Outputs</text:p>
          <draw:enhanced-geometry svg:viewBox="0 0 21600 21600" draw:text-areas="4230 4230 21600 21600" draw:type="flowchart-internal-storage" draw:enhanced-path="M 0 0 L 21600 0 21600 21600 0 21600 Z N M 4230 0 L 4230 21600 N M 0 4230 L 21600 4230 N"/>
        </draw:custom-shape>
        <draw:custom-shape draw:style-name="gr1" draw:text-style-name="P1" draw:layer="layout" svg:width="5.08cm" svg:height="3.175cm" svg:x="13.6cm" svg:y="10.325cm">
          <text:p text:style-name="P1">Answers</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1" draw:id="id1" draw:layer="layout" svg:width="1.905cm" svg:height="1.905cm" svg:x="2.905cm" svg:y="7.685cm">
          <text:p text:style-name="P1">Page</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id="id2" draw:layer="layout" svg:width="1.905cm" svg:height="1.905cm" svg:x="2.905cm" svg:y="10.625cm">
          <text:p text:style-name="P1">Page</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id="id3" draw:layer="layout" svg:width="1.905cm" svg:height="1.905cm" svg:x="2.905cm" svg:y="13.7cm">
          <text:p text:style-name="P1">Page</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 draw:text-style-name="P1" draw:layer="layout" svg:x1="7.985cm" svg:y1="9.255cm" svg:x2="4.81cm" svg:y2="8.62cm">
          <text:p/>
        </draw:line>
        <draw:line draw:style-name="gr2" draw:text-style-name="P1" draw:layer="layout" svg:x1="7.985cm" svg:y1="10.525cm" svg:x2="4.81cm" svg:y2="8.62cm">
          <text:p/>
        </draw:line>
        <draw:line draw:style-name="gr2" draw:text-style-name="P1" draw:layer="layout" svg:x1="4.81cm" svg:y1="11.16cm" svg:x2="7.985cm" svg:y2="13.065cm">
          <text:p/>
        </draw:line>
        <draw:line draw:style-name="gr2" draw:text-style-name="P1" draw:layer="layout" svg:x1="7.985cm" svg:y1="14.97cm" svg:x2="4.81cm" svg:y2="12.43cm">
          <text:p/>
        </draw:line>
        <draw:line draw:style-name="gr2" draw:text-style-name="P1" draw:layer="layout" svg:x1="4.81cm" svg:y1="14.97cm" svg:x2="7.985cm" svg:y2="15.605cm">
          <text:p/>
        </draw:line>
        <draw:connector draw:style-name="gr2" draw:text-style-name="P1" draw:layer="layout" draw:type="curve" svg:x1="2.905cm" svg:y1="8.637cm" svg:x2="2.905cm" svg:y2="11.577cm" draw:start-shape="id1" draw:start-glue-point="5" draw:end-shape="id2" draw:end-glue-point="5" svg:d="m2905 8637c-753 0-753 2940 0 2940">
          <text:p/>
        </draw:connector>
        <draw:connector draw:style-name="gr2" draw:text-style-name="P1" draw:layer="layout" draw:type="curve" svg:x1="2.905cm" svg:y1="11.577cm" svg:x2="2.905cm" svg:y2="14.652cm" draw:start-shape="id2" draw:start-glue-point="5" draw:end-shape="id3" draw:end-glue-point="5" svg:d="m2905 11577c-753 0-753 3075 0 3075">
          <text:p/>
        </draw:connector>
        <draw:line draw:style-name="gr2" draw:text-style-name="P1" draw:layer="layout" svg:x1="11.795cm" svg:y1="9.255cm" svg:x2="13.7cm" svg:y2="10.525cm">
          <text:p/>
        </draw:line>
        <draw:line draw:style-name="gr2" draw:text-style-name="P1" draw:layer="layout" svg:x1="11.795cm" svg:y1="13.7cm" svg:x2="13.7cm" svg:y2="13.065cm">
          <text:p/>
        </draw:line>
        <draw:line draw:style-name="gr2" draw:text-style-name="P1" draw:layer="layout" svg:x1="7.985cm" svg:y1="11.16cm" svg:x2="4.81cm" svg:y2="10.525cm">
          <text:p/>
        </draw:line>
        <draw:custom-shape draw:style-name="gr1" draw:text-style-name="P1" draw:layer="layout" svg:width="3.075cm" svg:height="1.27cm" svg:x="8.72cm" svg:y="8.62cm">
          <text:p text:style-name="P1">SSQ</text:p>
          <draw:enhanced-geometry svg:viewBox="0 0 21600 21600" draw:type="rectangle" draw:enhanced-path="M 0 0 L 21600 0 21600 21600 0 21600 0 0 Z N"/>
        </draw:custom-shape>
        <draw:custom-shape draw:style-name="gr1" draw:text-style-name="P1" draw:layer="layout" svg:width="3.37cm" svg:height="1.905cm" svg:x="6.62cm" svg:y="6.715cm">
          <text:p text:style-name="P1">User Query</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1" draw:layer="layout" svg:width="4.445cm" svg:height="2.54cm" svg:x="1.635cm" svg:y="4.81cm">
          <text:p text:style-name="P1">Realm</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grant </meta:initial-creator>
    <meta:creation-date>2010-03-04T21:00:46</meta:creation-date>
    <dc:date>2010-03-04T21:28:10</dc:date>
    <dc:creator>cgrant </dc:creator>
    <meta:editing-duration>PT00H12M13S</meta:editing-duration>
    <meta:editing-cycles>1</meta:editing-cycles>
    <meta:document-statistic meta:object-count="19"/>
    <meta:generator>OpenOffice.org/3.1$Linux OpenOffice.org_project/310m19$Build-9420</meta:generator>
  </office:meta>
</office:document-meta>
</file>